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4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: Notes Web App</text:p>
      <text:p text:style-name="P1"/>
      <text:p text:style-name="P2">Opis:</text:p>
      <text:p text:style-name="P2"/>
      <text:p text:style-name="P4">Aplikacja webowa do prowadzenia notatek. Standardowa rejestracja i logowanie. Po zalogowaniu widoczne wszystkie notatki użytkownika wraz z datami dodania, modyfikacji. </text:p>
      <text:p text:style-name="P2"/>
      <text:p text:style-name="P2">Funkcje: </text:p>
      <text:p text:style-name="P2"/>
      <text:list xml:id="list5040540186375524827" text:style-name="L4">
        <text:list-item>
          <text:p text:style-name="P6">logowanie i rejestracja,</text:p>
        </text:list-item>
        <text:list-item>
          <text:p text:style-name="P6">dodawanie, usuwanie, modyfikowanie notatek, </text:p>
        </text:list-item>
        <text:list-item>
          <text:p text:style-name="P6">oznaczanie notatek najważniejszych (jeżeli się uda),</text:p>
        </text:list-item>
        <text:list-item>
          <text:p text:style-name="P6">pobieranie notatek do pliku PDF,</text:p>
        </text:list-item>
        <text:list-item>
          <text:p text:style-name="P6">autozapis aktualnego stanu po wylogowaniu,</text:p>
          <text:p text:style-name="P6"/>
        </text:list-item>
      </text:list>
      <text:p text:style-name="P2"/>
      <text:p text:style-name="P2">Cała aplikacja korzystająca z bazy danych MySQL. <text:s/>W bazie nie tylko login, hasło, email, ale też notatki przypisane do danego użytkownika.</text:p>
      <text:p text:style-name="P2"/>
      <text:p text:style-name="P2">Technologie i biblioteki: </text:p>
      <text:p text:style-name="P2"/>
      <text:list xml:id="list4081038146398600274" text:style-name="L2">
        <text:list-item>
          <text:p text:style-name="P5">HTML,CSS,JS, </text:p>
        </text:list-item>
        <text:list-item>
          <text:p text:style-name="P5">node.js, </text:p>
        </text:list-item>
        <text:list-item>
          <text:p text:style-name="P5">express.js,</text:p>
        </text:list-item>
        <text:list-item>
          <text:p text:style-name="P5"><text:s/>JWT,</text:p>
        </text:list-item>
        <text:list-item>
          <text:p text:style-name="P5"><text:s/>bcrypt, </text:p>
        </text:list-item>
        <text:list-item>
          <text:p text:style-name="P5">pdfkit, </text:p>
        </text:list-item>
        <text:list-item>
          <text:p text:style-name="P5">tailwind css, </text:p>
        </text:list-item>
        <text:list-item>
          <text:p text:style-name="P5">express-session, </text:p>
        </text:list-item>
        <text:list-item>
          <text:p text:style-name="P5">cookie-parser</text:p>
        </text:list-item>
      </text:list>
      <text:p text:style-name="P2"/>
      <text:p text:style-name="P2">Baza danych:<text:span text:style-name="T1"> tabela users i tabela notes ze współdzieloną kolumną ID użytkownik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44S</meta:editing-duration>
    <meta:editing-cycles>7</meta:editing-cycles>
    <meta:generator>OpenOffice/4.1.14$Win32 OpenOffice.org_project/4114m1$Build-9811</meta:generator>
    <dc:date>2024-09-25T08:57:34.25</dc:date>
    <meta:document-statistic meta:table-count="0" meta:image-count="0" meta:object-count="0" meta:page-count="1" meta:paragraph-count="21" meta:word-count="100" meta:character-count="747"/>
    <meta:user-defined meta:name="Info 1"/>
    <meta:user-defined meta:name="Info 2"/>
    <meta:user-defined meta:name="Info 3"/>
    <meta:user-defined meta:name="Info 4"/>
  </office:meta>
</office:document-meta>
</file>